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loext:opacity="100%" style:font-name="monospace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curacy on test set: 94.79166666666666% Accuracy on test set: 94.921875% Accuracy on test set: 95.03676470588235% Accuracy on test set: 94.96527777777779% Accuracy on test set: 94.90131578947368% Accuracy on test set: 94.84375% Accuracy on test set: 94.94047619047619% Accuracy on test set: 94.74431818181817% Accuracy on test set: 94.56521739130434% Accuracy on test set: 94.66145833333334% Accuracy on test set: 94.375% Accuracy on test set: 94.23076923076923% Accuracy on test set: 94.21296296296296% Accuracy on test set: 94.19642857142857% Accuracy on test set: 94.39655172413794% Accuracy on test set: 94.27083333333334% Accuracy on test set: 94.05241935483872% Accuracy on test set: 93.9453125% Accuracy on test set: 93.93939393939394% Accuracy on test set: 93.75% Accuracy on test set: 93.66071428571429% Accuracy on test set: 93.57638888888889% Accuracy on test set: 93.58108108108108% Accuracy on test set: 93.66776315789474% Accuracy on test set: 93.6698717948718% Accuracy on test set: 93.75% Accuracy on test set: 93.75% Accuracy on test set: 93.75% Accuracy on test set: 93.6046511627907% Accuracy on test set: 93.67897727272727% Accuracy on test set: 93.54166666666667% Accuracy on test set: 93.61413043478261% Accuracy on test set: 93.68351063829788% Accuracy on test set: 93.68489583333334% Accuracy on test set: 93.75% Accuracy on test set: 93.8125% Accuracy on test set: 93.81127450980392% Accuracy on test set: 93.8701923076923% Accuracy on test set: 93.86792452830188% Accuracy on test set: 93.92361111111111% Accuracy on test set: 93.97727272727273% Accuracy on test set: 94.02901785714286% Accuracy on test set: 93.96929824561403% Accuracy on test set: 93.85775862068965% Accuracy on test set: 93.75% Accuracy on test set: 93.85416666666667% Accuracy on test set: 93.85245901639344% Accuracy on test set: 93.8508064516129% Accuracy on test set: 93.84920634920636% Accuracy on test set: 93.9453125% Accuracy on test set: 93.84615384615384% Accuracy on test set: 93.84469696969697% Accuracy on test set: 93.88992537313433% Accuracy on test set: 93.88786764705883% Accuracy on test set: 93.97644927536231% Accuracy on test set: 94.0625% Accuracy on test set: 94.10211267605634% Accuracy on test set: 94.11506368028107%</text:p>
      <text:p text:style-name="P1"/>
      <text:p text:style-name="P1"/>
      <text:p text:style-name="P1">Recall is : [0.96385542 0.95 0.90449438 0.94680851 0.94230769 0.87681159 0.95192308 0.95454545 0.93093093 0.97986577 0.94285714] Precision is: [0.91954023 0.85585586 0.92528736 0.97802198 0.9280303 0.968 0.97377049 0.96710526 0.95679012 0.92993631 0.92523364] F1-Score is: [0.94117647 0.90047393 0.91477273 0.96216216 0.9351145 0.92015209 0.96272285 0.96078431 0.94368341 0.95424837 0.93396226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22:16:15.190728010</meta:creation-date>
    <meta:generator>LibreOffice/7.3.7.2$Linux_X86_64 LibreOffice_project/30$Build-2</meta:generator>
    <dc:date>2024-04-08T22:28:49.653465047</dc:date>
    <meta:editing-duration>PT12M35S</meta:editing-duration>
    <meta:editing-cycles>1</meta:editing-cycles>
    <meta:document-statistic meta:table-count="0" meta:image-count="0" meta:object-count="0" meta:page-count="1" meta:paragraph-count="2" meta:word-count="330" meta:character-count="2633" meta:non-whitespace-character-count="2305"/>
  </office:meta>
</office:document-meta>
</file>